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17744*"/>
    </style:style>
    <style:style style:name="Table1.B" style:family="table-column">
      <style:table-column-properties style:column-width="5.05in" style:rel-column-width="47791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942a2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d5" officeooo:paragraph-rsid="000a7ad5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42a2"/>
    </style:style>
    <style:style style:name="T2" style:family="text">
      <style:text-properties officeooo:rsid="000a7a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primary<text:span text:style-name="T2">721_PT</text:span>.ods</text:p>
          </table:table-cell>
          <table:table-cell table:style-name="Table1.B1" office:value-type="string">
            <text:p text:style-name="P4"><text:span text:style-name="T1"><text:s/>D</text:span>ictionary <text:span text:style-name="T1">created </text:span>from the SUN7_24 Font.sfd </text:p>
          </table:table-cell>
        </table:table-row>
        <table:table-row>
          <table:table-cell table:style-name="Table1.A2" office:value-type="string">
            <text:p text:style-name="P5">Trans...Dict.ods</text:p>
          </table:table-cell>
          <table:table-cell table:style-name="Table1.B2" office:value-type="string">
            <text:p text:style-name="P3"><text:s/><text:span text:style-name="T2">Fixed unicodes in </text:span>Translators Dictionary_Portuguese.<text:span text:style-name="T2">ods</text:span></text:p>
          </table:table-cell>
        </table:table-row>
        <table:table-row>
          <table:table-cell table:style-name="Table1.A2" office:value-type="string">
            <text:p text:style-name="P2">SUNBF724_<text:span text:style-name="T2">PT</text:span>.sfd</text:p>
          </table:table-cell>
          <table:table-cell table:style-name="Table1.B2" office:value-type="string">
            <text:p text:style-name="P4"><text:s/><text:span text:style-name="T1">Sun backfont created from SUN7_24 Font.sfd </text:span></text:p>
          </table:table-cell>
        </table:table-row>
        <table:table-row>
          <table:table-cell table:style-name="Table1.A2" office:value-type="string">
            <text:p text:style-name="P2">SUNBF72<text:span text:style-name="T2">1_PT</text:span>.ttf</text:p>
          </table:table-cell>
          <table:table-cell table:style-name="Table1.B2" office:value-type="string">
            <text:p text:style-name="P3"><text:s/><text:span text:style-name="T1">Font file from the backfont</text:span></text:p>
          </table:table-cell>
        </table:table-row>
        <table:table-row>
          <table:table-cell table:style-name="Table1.A2" office:value-type="string">
            <text:p text:style-name="P2"><text:span text:style-name="T2">compact721_PT</text:span>.<text:span text:style-name="T2">pdf</text:span></text:p>
          </table:table-cell>
          <table:table-cell table:style-name="Table1.B2" office:value-type="string">
            <text:p text:style-name="P3"><text:s/><text:span text:style-name="T1">Primarywords724 in a compact form for printing less paper</text:span></text:p>
          </table:table-cell>
        </table:table-row>
        <table:table-row>
          <table:table-cell table:style-name="Table1.A2" office:value-type="string">
            <text:p text:style-name="P2">back72<text:span text:style-name="T2">1_PT</text:span>.odt</text:p>
          </table:table-cell>
          <table:table-cell table:style-name="Table1.B2" office:value-type="string">
            <text:p text:style-name="P3"><text:s/><text:span text:style-name="T1">All the words printed from the backfont</text:span></text:p>
          </table:table-cell>
        </table:table-row>
      </table:table>
      <text:p text:style-name="P1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1-28T07:56:10.406000000</dc:date>
    <meta:editing-duration>PT14M38S</meta:editing-duration>
    <meta:editing-cycles>2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12" meta:word-count="44" meta:character-count="366" meta:non-whitespace-character-count="326"/>
  </office:meta>
</office:document-meta>
</file>